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dddddd" draw:opacity="33%" draw:opacity-name="" draw:textarea-horizontal-align="justify" draw:textarea-vertical-align="middle" draw:auto-grow-height="false" fo:min-height="1.401cm" fo:min-width="6.358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dddddd" draw:opacity="20%" draw:opacity-name="" draw:textarea-horizontal-align="justify" draw:textarea-vertical-align="middle" draw:auto-grow-height="false" fo:min-height="1.168cm" fo:min-width="9.681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dddddd" draw:opacity="20%" draw:opacity-name="" draw:textarea-horizontal-align="justify" draw:textarea-vertical-align="middle" draw:auto-grow-height="false" fo:min-height="0.914cm" fo:min-width="9.80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dddddd" draw:opacity="20%" draw:opacity-name="" draw:textarea-horizontal-align="justify" draw:textarea-vertical-align="middle" draw:auto-grow-height="false" fo:min-height="0.787cm" fo:min-width="9.808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loext:graphic-properties draw:fill-color="#dddddd" draw:opacity="33%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dddddd" draw:opacity="20%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858cm" svg:height="1.651cm" svg:x="7.223cm" svg:y="3.286cm">
          <text:p text:style-name="P1"><text:span text:style-name="T1">GlGen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0.287cm" svg:height="1.524cm" svg:x="5.191cm" svg:y="6.334cm">
          <text:p text:style-name="P1"><text:span text:style-name="T1">cudaGraphicsGlRegisterBuf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10.414cm" svg:height="1.27cm" svg:x="5.699cm" svg:y="13.065cm">
          <text:p text:style-name="P1"><text:span text:style-name="T1">cudaGraphicsMapResourc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10.414cm" svg:height="1.27cm" svg:x="5.699cm" svg:y="15.097cm">
          <text:p text:style-name="P1"><text:span text:style-name="T1">Compute Color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draw:layer="layout" svg:width="10.414cm" svg:height="1.143cm" svg:x="5.699cm" svg:y="17.256cm">
          <text:p text:style-name="P1"><text:span text:style-name="T1">cudaGraphicsUnmapResourc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draw:layer="layout" svg:width="10.414cm" svg:height="1.143cm" svg:x="5.699cm" svg:y="19.415cm">
          <text:p text:style-name="P1"><text:span text:style-name="T1">glDrawPixel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draw:layer="layout" svg:width="10.414cm" svg:height="1.27cm" svg:x="5.699cm" svg:y="21.447cm">
          <text:p text:style-name="P1"><text:span text:style-name="T1">Swap Buff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layer="layout" svg:x1="2.397cm" svg:y1="9.636cm" svg:x2="19.923cm" svg:y2="9.636cm">
          <text:p/>
        </draw:line>
        <draw:frame draw:style-name="gr6" draw:text-style-name="P6" draw:layer="layout" svg:width="3.567cm" svg:height="1.119cm" svg:x="1.635cm" svg:y="2.524cm">
          <draw:text-box>
            <text:p text:style-name="P5"><text:span text:style-name="T2">Initialize</text:span></text:p>
          </draw:text-box>
        </draw:frame>
        <draw:frame draw:style-name="gr7" draw:text-style-name="P6" draw:layer="layout" svg:width="5.637cm" svg:height="1.119cm" svg:x="1.762cm" svg:y="10.779cm">
          <draw:text-box>
            <text:p text:style-name="P5"><text:span text:style-name="T2">Each Timeste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20:09:06.979766009</meta:creation-date>
    <dc:date>2018-06-10T21:41:36.359834202</dc:date>
    <meta:editing-duration>PT1H1M15S</meta:editing-duration>
    <meta:editing-cycles>5</meta:editing-cycles>
    <meta:generator>LibreOffice/5.4.7.2$Linux_X86_64 LibreOffice_project/40m0$Build-2</meta:generator>
    <meta:document-statistic meta:object-count="10"/>
  </office:meta>
</office:document-meta>
</file>